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644ab"/>
    </style:style>
    <style:style style:name="P2" style:family="paragraph" style:parent-style-name="Standard">
      <style:text-properties style:font-name="Liberation Serif" fo:font-size="12pt"/>
    </style:style>
    <style:style style:name="P3" style:family="paragraph" style:parent-style-name="Standard">
      <style:paragraph-properties fo:text-align="center" style:justify-single-word="false"/>
      <style:text-properties style:text-position="0% 100%" officeooo:rsid="001644ab" officeooo:paragraph-rsid="001644ab"/>
    </style:style>
    <style:style style:name="P4" style:family="paragraph" style:parent-style-name="Standard">
      <style:text-properties style:text-position="0% 100%" officeooo:rsid="001644ab" officeooo:paragraph-rsid="001644ab"/>
    </style:style>
    <style:style style:name="P5" style:family="paragraph" style:parent-style-name="Standard">
      <style:text-properties style:text-position="0% 100%" officeooo:paragraph-rsid="001644ab"/>
    </style:style>
    <style:style style:name="P6" style:family="paragraph" style:parent-style-name="Standard">
      <style:paragraph-properties fo:text-align="center" style:justify-single-word="false"/>
      <style:text-properties style:text-position="0% 100%" officeooo:paragraph-rsid="001644ab"/>
    </style:style>
    <style:style style:name="T1" style:family="text">
      <style:text-properties style:text-position="0% 100%" officeooo:rsid="001644ab"/>
    </style:style>
    <style:style style:name="T2" style:family="text">
      <style:text-properties officeooo:rsid="0017c158"/>
    </style:style>
    <style:style style:name="T3" style:family="text">
      <style:text-properties fo:font-variant="normal" fo:text-transform="none" fo:color="#dcddde" loext:opacity="100%" style:font-name="Whitney" fo:font-size="12pt" fo:letter-spacing="normal" fo:font-style="normal" fo:font-weight="normal"/>
    </style:style>
    <style:style style:name="T4" style:family="text">
      <style:text-properties fo:font-variant="normal" fo:text-transform="none" fo:color="#dcddde" loext:opacity="100%" style:font-name="Whitney" fo:font-size="12pt" fo:letter-spacing="normal" fo:font-style="normal" fo:font-weight="normal" officeooo:rsid="0017c158"/>
    </style:style>
    <style:style style:name="T5" style:family="text">
      <style:text-properties fo:font-variant="normal" fo:text-transform="none" fo:color="#dcddde" loext:opacity="100%" fo:letter-spacing="normal"/>
    </style:style>
    <style:style style:name="T6" style:family="text">
      <style:text-properties fo:font-variant="normal" fo:text-transform="none" fo:color="#dcddde" loext:opacity="100%" fo:letter-spacing="normal" officeooo:rsid="0017c158"/>
    </style:style>
    <style:style style:name="T7" style:family="text">
      <style:text-properties fo:color="#dcddde" loext:opacity="100%" style:font-name="Whitney" fo:font-size="12pt" fo:letter-spacing="normal" fo:font-style="italic" fo:font-weight="normal" loext:padding="0in" loext:border="none"/>
    </style:style>
    <style:style style:name="T8" style:family="text">
      <style:text-properties fo:color="#dcddde" loext:opacity="100%" style:font-name="Whitney" fo:font-size="12pt" fo:letter-spacing="normal" fo:font-style="italic" fo:font-weight="normal" officeooo:rsid="0017c158" loext:padding="0in" loext:border="none"/>
    </style:style>
    <style:style style:name="fr1" style:family="graphic" style:parent-style-name="Formula">
      <style:graphic-properties style:vertical-pos="from-top" draw:ole-draw-aspect="1"/>
    </style:style>
    <style:style style:name="Sect1" style:family="section">
      <style:section-properties style:editable="false">
        <style:columns fo:column-count="1" fo:column-gap="0in"/>
      </style:section-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Rangkuman Paper</text:p>
      <text:p text:style-name="P5"/>
      <text:p text:style-name="P5"><text:reference-mark-start text:name="ADDIN CSL_CITATION {&quot;citationItems&quot;: [{&quot;id&quot;: &quot;ITEM-1&quot;, &quot;itemData&quot;: {&quot;DOI&quot;: &quot;10.3390/s150819302&quot;, &quot;ISBN&quot;: &quot;1212650824&quot;, &quot;abstract&quot;: &quot;Orientation estimation using low cost sensors is an important task for Micro Aerial Vehicles (MAVs) in order to obtain a good feedback for the attitude controller. The challenges come from the low accuracy and noisy data of the MicroElectroMechanical System (MEMS) technology, which is the basis of modern, miniaturized inertial sensors. In this article, we describe a novel approach to obtain an estimation of the orientation in quaternion form from the observations of gravity and magnetic field. Our approach provides a quaternion estimation as the algebraic solution of a system from inertial/magnetic observations. We separate the problems of finding the ``tilt'' quaternion and the heading quaternion in two sub-parts of our system. This procedure is the key for avoiding the impact of the magnetic disturbances on the roll and pitch components of the orientation when the sensor is surrounded by unwanted magnetic flux. We demonstrate the validity of our method first analytically and then empirically using simulated data. We propose a novel complementary filter for MAVs that fuses together gyroscope data with accelerometer and magnetic field readings. The correction part of the filter is based on the method described above and works for both IMU (Inertial Measurement Unit) and MARG (Magnetic, Angular Rate, and Gravity) sensors. We evaluate the effectiveness of the filter and show that it significantly outperforms other common methods, using publicly available datasets with ground-truth data recorded during a real flight experiment of a micro quadrotor helicopter.&quot;, &quot;author&quot;: [{&quot;dropping-particle&quot;: &quot;&quot;, &quot;family&quot;: &quot;Valenti&quot;, &quot;given&quot;: &quot;Roberto G&quot;, &quot;non-dropping-particle&quot;: &quot;&quot;, &quot;parse-names&quot;: false, &quot;suffix&quot;: &quot;&quot;}, {&quot;dropping-particle&quot;: &quot;&quot;, &quot;family&quot;: &quot;Dryanovski&quot;, &quot;given&quot;: &quot;Ivan&quot;, &quot;non-dropping-particle&quot;: &quot;&quot;, &quot;parse-names&quot;: false, &quot;suffix&quot;: &quot;&quot;}, {&quot;dropping-particle&quot;: &quot;&quot;, &quot;family&quot;: &quot;Xiao&quot;, &quot;given&quot;: &quot;Jizhong&quot;, &quot;non-dropping-particle&quot;: &quot;&quot;, &quot;parse-names&quot;: false, &quot;suffix&quot;: &quot;&quot;}], &quot;id&quot;: &quot;ITEM-1&quot;, &quot;issued&quot;: {&quot;date-parts&quot;: [[&quot;2015&quot;]]}, &quot;page&quot;: &quot;19302-19330&quot;, &quot;title&quot;: &quot;Keeping a Good Attitude: A Quaternion-Based Orientation Filter for IMUs and MARGs&quot;, &quot;type&quot;: &quot;article-journal&quot;}, &quot;uris&quot;: [&quot;http://www.mendeley.com/documents/?uuid=1d86f944-05af-4a08-804c-b3392682b18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MGYCqHV9E6"/>[1]<text:reference-mark-end text:name="ADDIN CSL_CITATION {&quot;citationItems&quot;: [{&quot;id&quot;: &quot;ITEM-1&quot;, &quot;itemData&quot;: {&quot;DOI&quot;: &quot;10.3390/s150819302&quot;, &quot;ISBN&quot;: &quot;1212650824&quot;, &quot;abstract&quot;: &quot;Orientation estimation using low cost sensors is an important task for Micro Aerial Vehicles (MAVs) in order to obtain a good feedback for the attitude controller. The challenges come from the low accuracy and noisy data of the MicroElectroMechanical System (MEMS) technology, which is the basis of modern, miniaturized inertial sensors. In this article, we describe a novel approach to obtain an estimation of the orientation in quaternion form from the observations of gravity and magnetic field. Our approach provides a quaternion estimation as the algebraic solution of a system from inertial/magnetic observations. We separate the problems of finding the ``tilt'' quaternion and the heading quaternion in two sub-parts of our system. This procedure is the key for avoiding the impact of the magnetic disturbances on the roll and pitch components of the orientation when the sensor is surrounded by unwanted magnetic flux. We demonstrate the validity of our method first analytically and then empirically using simulated data. We propose a novel complementary filter for MAVs that fuses together gyroscope data with accelerometer and magnetic field readings. The correction part of the filter is based on the method described above and works for both IMU (Inertial Measurement Unit) and MARG (Magnetic, Angular Rate, and Gravity) sensors. We evaluate the effectiveness of the filter and show that it significantly outperforms other common methods, using publicly available datasets with ground-truth data recorded during a real flight experiment of a micro quadrotor helicopter.&quot;, &quot;author&quot;: [{&quot;dropping-particle&quot;: &quot;&quot;, &quot;family&quot;: &quot;Valenti&quot;, &quot;given&quot;: &quot;Roberto G&quot;, &quot;non-dropping-particle&quot;: &quot;&quot;, &quot;parse-names&quot;: false, &quot;suffix&quot;: &quot;&quot;}, {&quot;dropping-particle&quot;: &quot;&quot;, &quot;family&quot;: &quot;Dryanovski&quot;, &quot;given&quot;: &quot;Ivan&quot;, &quot;non-dropping-particle&quot;: &quot;&quot;, &quot;parse-names&quot;: false, &quot;suffix&quot;: &quot;&quot;}, {&quot;dropping-particle&quot;: &quot;&quot;, &quot;family&quot;: &quot;Xiao&quot;, &quot;given&quot;: &quot;Jizhong&quot;, &quot;non-dropping-particle&quot;: &quot;&quot;, &quot;parse-names&quot;: false, &quot;suffix&quot;: &quot;&quot;}], &quot;id&quot;: &quot;ITEM-1&quot;, &quot;issued&quot;: {&quot;date-parts&quot;: [[&quot;2015&quot;]]}, &quot;page&quot;: &quot;19302-19330&quot;, &quot;title&quot;: &quot;Keeping a Good Attitude: A Quaternion-Based Orientation Filter for IMUs and MARGs&quot;, &quot;type&quot;: &quot;article-journal&quot;}, &quot;uris&quot;: [&quot;http://www.mendeley.com/documents/?uuid=1d86f944-05af-4a08-804c-b3392682b189&quot;]}], &quot;mendeley&quot;: {&quot;formattedCitation&quot;: &quot;[1]&quot;, &quot;plainTextFormattedCitation&quot;: &quot;[1]&quot;, &quot;previouslyFormattedCitation&quot;: &quot;[1]&quot;}, &quot;properties&quot;: {&quot;noteIndex&quot;: 0}, &quot;schema&quot;: &quot;https://github.com/citation-style-language/schema/raw/master/csl-citation.json&quot;} RNDMGYCqHV9E6"/> <text:span text:style-name="T2">Estimasi orientasi sangat penting untuk mendapatkan feedback yang baik dari controller sensor yang low cost pada kendaraan MAV (Micro Aerial Vehicle). Tantangannya adalah rendahnya akurasi pada sensor dan noisy dari sensor IMU MEMS. Penyelesaian masalah pada paper ini memisahkan problem tilt quaternion dan arah quaternion menjadi 2 sub sistem. Prosedur ini di klaim untuk memisahkan disturbansi magnet roll dan pitch dari medan magnet yang tidak diinginkan. Paper ini merupakan algroritma complementary filter baru untuk 9 DoF</text:span></text:p>
      <text:p text:style-name="P5"/>
      <text:p text:style-name="P6"><draw:frame draw:style-name="fr1" draw:name="Object1" text:anchor-type="as-char" svg:y="-0.172in" svg:width="1.3602in" svg:height="0.2327in" draw:z-index="0"><draw:object xlink:href="./Object 1" xlink:type="simple" xlink:show="embed" xlink:actuate="onLoad"/><draw:image xlink:href="./ObjectReplacements/Object 1" xlink:type="simple" xlink:show="embed" xlink:actuate="onLoad"/></draw:frame></text:p>
      <text:p text:style-name="P6"><draw:frame draw:style-name="fr1" draw:name="Object2" text:anchor-type="as-char" svg:y="-0.1862in" svg:width="2.1283in" svg:height="0.2465in" draw:z-index="1"><draw:object xlink:href="./Object 2" xlink:type="simple" xlink:show="embed" xlink:actuate="onLoad"/><draw:image xlink:href="./ObjectReplacements/Object 2" xlink:type="simple" xlink:show="embed" xlink:actuate="onLoad"/></draw:frame></text:p>
      <text:p text:style-name="P6"><draw:frame draw:style-name="fr1" draw:name="Object3" text:anchor-type="as-char" svg:y="-0.4902in" svg:width="2.3374in" svg:height="0.9457in" draw:z-index="2"><draw:object xlink:href="./Object 3" xlink:type="simple" xlink:show="embed" xlink:actuate="onLoad"/><draw:image xlink:href="./ObjectReplacements/Object 3" xlink:type="simple" xlink:show="embed" xlink:actuate="onLoad"/></draw:frame></text:p>
      <text:p text:style-name="Standard">Rumus nya sama kayak madgwick filter, karena emang masih sama-sama complementary filter. Yang membedakan perhitungan itu cuma <text:span text:style-name="Emphasis">Quaternion from Earth-Field Observations</text:span> : *Quaternion from Accelerometer Readings *dan <text:span text:style-name="Emphasis">Quaternion from Magnetometer Readings</text:span></text:p>
      <text:p text:style-name="P4"/>
      <text:p text:style-name="P4"/>
      <text:p text:style-name="P4"/>
      <text:section text:style-name="Sect1" text:name="ADDIN Mendeley Bibliography CSL_BIBLIOGRAPHY  RNDwKfAtcxRV3">
        <text:p text:style-name="P2">[1]<text:tab/>R. G. Valenti, I. Dryanovski, and J. Xiao, “Keeping a Good Attitude: A Quaternion-Based Orientation Filter for IMUs and MARGs,” pp. 19302–19330, 2015, doi: 10.3390/s150819302.</text:p>
      </text:section>
      <text:p text:style-name="P1"><text:span text:style-name="T1"><text:s/></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1-07T22:13:58.974946177</meta:creation-date>
    <dc:date>2021-03-15T22:45:20.585889854</dc:date>
    <meta:editing-duration>PT6M11S</meta:editing-duration>
    <meta:editing-cycles>2</meta:editing-cycles>
    <meta:generator>LibreOffice/7.0.4.2$Linux_X86_64 LibreOffice_project/00$Build-2</meta:generator>
    <meta:document-statistic meta:table-count="0" meta:image-count="0" meta:object-count="3" meta:page-count="1" meta:paragraph-count="8" meta:word-count="138" meta:character-count="979" meta:non-whitespace-character-count="846"/>
    <meta:user-defined meta:name="Mendeley Citation Style_1">http://www.zotero.org/styles/ieee</meta:user-defined>
    <meta:user-defined meta:name="Mendeley Document_1">True</meta:user-defined>
    <meta:user-defined meta:name="Mendeley Unique User Id_1">cb7717a7-8d64-3fa2-be98-08afe115b340</meta:user-defined>
  </office:meta>
</office:document-meta>
</file>

<file path=Object 1/content.xml><?xml version="1.0" encoding="utf-8"?>
<math xmlns="http://www.w3.org/1998/Math/MathML" display="block">
  <semantics>
    <mrow>
      <msubsup>
        <mi>q</mi>
        <mi>B</mi>
        <mi>A</mi>
      </msubsup>
      <mo stretchy="false">=</mo>
      <mrow>
        <mo fence="true" stretchy="false">[</mo>
        <mrow>
          <mrow>
            <msub>
              <mi>q</mi>
              <mn>0</mn>
            </msub>
            <mspace width="2em"/>
            <msub>
              <mi>q</mi>
              <mn>1</mn>
            </msub>
            <mspace width="2em"/>
            <msub>
              <mi>q</mi>
              <mn>2</mn>
            </msub>
            <mspace width="2em"/>
            <msub>
              <mi>q</mi>
              <mn>3</mn>
            </msub>
          </mrow>
        </mrow>
        <mo fence="true" stretchy="false">]</mo>
      </mrow>
    </mrow>
    <annotation encoding="StarMath 5.0">q^A_B = [ q_0 ~ q_1~  q_2~  q_3 ]</annotation>
  </semantics>
</math>
</file>

<file path=Object 2/content.xml><?xml version="1.0" encoding="utf-8"?>
<math xmlns="http://www.w3.org/1998/Math/MathML" display="block">
  <semantics>
    <mrow>
      <msubsup>
        <mi>q</mi>
        <mi>B</mi>
        <msup>
          <mi>A</mi>
          <mtext>*</mtext>
        </msup>
      </msubsup>
      <mo stretchy="false">=</mo>
      <msubsup>
        <mi>q</mi>
        <mi>A</mi>
        <mi>B</mi>
      </msubsup>
      <mo stretchy="false">=</mo>
      <msup>
        <mrow>
          <mo fence="true" stretchy="false">[</mo>
          <mrow>
            <mrow>
              <msub>
                <mi>q</mi>
                <mn>0</mn>
              </msub>
              <mrow>
                <mspace width="2em"/>
                <mo stretchy="false">−</mo>
                <msub>
                  <mi>q</mi>
                  <mn>1</mn>
                </msub>
              </mrow>
              <mrow>
                <mspace width="2em"/>
                <mo stretchy="false">−</mo>
                <msub>
                  <mi>q</mi>
                  <mn>2</mn>
                </msub>
              </mrow>
              <mrow>
                <mspace width="2em"/>
                <mo stretchy="false">−</mo>
                <msub>
                  <mi>q</mi>
                  <mn>3</mn>
                </msub>
              </mrow>
            </mrow>
          </mrow>
          <mo fence="true" stretchy="false">]</mo>
        </mrow>
        <mi>T</mi>
      </msup>
    </mrow>
    <annotation encoding="StarMath 5.0">q^{A^{"*"}}_B = q^B_A = [ q_0~ -q_1~ -q_2~ -q_3 ]^T</annotation>
  </semantics>
</math>
</file>

<file path=Object 3/content.xml><?xml version="1.0" encoding="utf-8"?>
<math xmlns="http://www.w3.org/1998/Math/MathML" display="block">
  <semantics>
    <mrow>
      <mrow>
        <mi>p</mi>
        <mo stretchy="false">⊗</mo>
        <mi>q</mi>
      </mrow>
      <mo stretchy="false">=</mo>
      <mrow>
        <mo fence="true" stretchy="true">[</mo>
        <mrow>
          <mtable>
            <mtr>
              <mtd>
                <mrow>
                  <msub>
                    <mi>p</mi>
                    <mn>0</mn>
                  </msub>
                  <mrow>
                    <msub>
                      <mi>q</mi>
                      <mn>0</mn>
                    </msub>
                    <mo stretchy="false">−</mo>
                    <msub>
                      <mi>p</mi>
                      <mn>1</mn>
                    </msub>
                  </mrow>
                  <mrow>
                    <msub>
                      <mi>q</mi>
                      <mn>1</mn>
                    </msub>
                    <mo stretchy="false">−</mo>
                    <msub>
                      <mi>p</mi>
                      <mn>2</mn>
                    </msub>
                  </mrow>
                  <mrow>
                    <msub>
                      <mi>q</mi>
                      <mn>2</mn>
                    </msub>
                    <mo stretchy="false">−</mo>
                    <msub>
                      <mi>p</mi>
                      <mn>3</mn>
                    </msub>
                  </mrow>
                  <msub>
                    <mi>q</mi>
                    <mn>3</mn>
                  </msub>
                </mrow>
              </mtd>
            </mtr>
            <mtr>
              <mtd>
                <mrow>
                  <msub>
                    <mi>p</mi>
                    <mn>0</mn>
                  </msub>
                  <mrow>
                    <msub>
                      <mi>q</mi>
                      <mn>1</mn>
                    </msub>
                    <mo stretchy="false">+</mo>
                    <msub>
                      <mi>p</mi>
                      <mn>1</mn>
                    </msub>
                  </mrow>
                  <mrow>
                    <msub>
                      <mi>q</mi>
                      <mn>0</mn>
                    </msub>
                    <mo stretchy="false">+</mo>
                    <msub>
                      <mi>p</mi>
                      <mn>2</mn>
                    </msub>
                  </mrow>
                  <mrow>
                    <msub>
                      <mi>q</mi>
                      <mn>3</mn>
                    </msub>
                    <mo stretchy="false">−</mo>
                    <msub>
                      <mi>p</mi>
                      <mn>3</mn>
                    </msub>
                  </mrow>
                  <msub>
                    <mi>q</mi>
                    <mn>1</mn>
                  </msub>
                </mrow>
              </mtd>
            </mtr>
            <mtr>
              <mtd>
                <mrow>
                  <msub>
                    <mi>p</mi>
                    <mn>0</mn>
                  </msub>
                  <mrow>
                    <msub>
                      <mi>q</mi>
                      <mn>2</mn>
                    </msub>
                    <mo stretchy="false">−</mo>
                    <msub>
                      <mi>p</mi>
                      <mn>1</mn>
                    </msub>
                  </mrow>
                  <mrow>
                    <msub>
                      <mi>q</mi>
                      <mn>3</mn>
                    </msub>
                    <mo stretchy="false">+</mo>
                    <msub>
                      <mi>p</mi>
                      <mn>2</mn>
                    </msub>
                  </mrow>
                  <mrow>
                    <msub>
                      <mi>q</mi>
                      <mn>0</mn>
                    </msub>
                    <mo stretchy="false">+</mo>
                    <msub>
                      <mi>p</mi>
                      <mn>3</mn>
                    </msub>
                  </mrow>
                  <msub>
                    <mi>q</mi>
                    <mn>1</mn>
                  </msub>
                </mrow>
              </mtd>
            </mtr>
            <mtr>
              <mtd>
                <mrow>
                  <msub>
                    <mi>p</mi>
                    <mn>0</mn>
                  </msub>
                  <mrow>
                    <msub>
                      <mi>q</mi>
                      <mn>3</mn>
                    </msub>
                    <mo stretchy="false">+</mo>
                    <msub>
                      <mi>p</mi>
                      <mn>1</mn>
                    </msub>
                  </mrow>
                  <mrow>
                    <msub>
                      <mi>q</mi>
                      <mn>2</mn>
                    </msub>
                    <mo stretchy="false">−</mo>
                    <msub>
                      <mi>p</mi>
                      <mn>2</mn>
                    </msub>
                  </mrow>
                  <mrow>
                    <msub>
                      <mi>q</mi>
                      <mn>1</mn>
                    </msub>
                    <mo stretchy="false">+</mo>
                    <msub>
                      <mi>p</mi>
                      <mn>3</mn>
                    </msub>
                  </mrow>
                  <msub>
                    <mi>q</mi>
                    <mn>0</mn>
                  </msub>
                </mrow>
              </mtd>
            </mtr>
          </mtable>
        </mrow>
        <mo fence="true" stretchy="true">]</mo>
      </mrow>
    </mrow>
    <annotation encoding="StarMath 5.0">p otimes q =left [ stack{p_0 q_0-p_1 q_1-p_2 q_2 -p_3 q_3 # p_0 q_1 + p_1 q_0 +p_2 q_3 -p_3 q_1 # p_0 q_2 -p_1 q _3 +p_2 q_0 +p_3 q_1 # p_0 q_3 +p_1 q_2 -p_2 q_1 +p_3 q_0 }  right]</annotation>
  </semantics>
</math>
</file>